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52000001B3ED49323E045BC4CE.png" manifest:media-type="image/png"/>
  <manifest:file-entry manifest:full-path="Pictures/10000000000002CD0000010027DA9A53A1878CA6.png" manifest:media-type="image/png"/>
  <manifest:file-entry manifest:full-path="Pictures/1000000000000B18000005E8E2AA5A3DC16AA09C.jpg" manifest:media-type="image/jpeg"/>
  <manifest:file-entry manifest:full-path="Pictures/100000000000028D00000175E72562780EA170EC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n1" text:anchor-type="paragraph" svg:width="17cm" svg:height="9.71cm" draw:z-index="0"><draw:image xlink:href="Pictures/100000000000028D00000175E72562780EA170EC.png" xlink:type="simple" xlink:show="embed" xlink:actuate="onLoad"/></draw:frame><draw:frame draw:style-name="fr2" draw:name="Imagen2" text:anchor-type="paragraph" svg:x="-0.212cm" svg:y="9.294cm" svg:width="18.463cm" svg:height="9.83cm" draw:z-index="1"><draw:image xlink:href="Pictures/1000000000000B18000005E8E2AA5A3DC16AA09C.jpg" xlink:type="simple" xlink:show="embed" xlink:actuate="onLoad"/></draw:frame><draw:frame draw:style-name="fr2" draw:name="Imagen3" text:anchor-type="paragraph" svg:x="1.085cm" svg:y="19.122cm" svg:width="17cm" svg:height="6.07cm" draw:z-index="2"><draw:image xlink:href="Pictures/10000000000002CD0000010027DA9A53A1878CA6.png" xlink:type="simple" xlink:show="embed" xlink:actuate="onLoad"/></draw:frame></text:p>
      <text:p text:style-name="Standard"><draw:frame draw:style-name="fr3" draw:name="Imagen4" text:anchor-type="paragraph" svg:width="15.716cm" svg:height="11.509cm" draw:z-index="3"><draw:image xlink:href="Pictures/1000000000000252000001B3ED49323E045BC4CE.png" xlink:type="simple" xlink:show="embed" xlink:actuate="onLoad"/></draw:frame><text:soft-page-break/></text:p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74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8T16:45:13.877579981</meta:creation-date>
    <dc:date>2018-11-18T16:58:19.855832384</dc:date>
    <meta:editing-duration>PT14S</meta:editing-duration>
    <meta:editing-cycles>1</meta:editing-cycles>
    <meta:document-statistic meta:table-count="0" meta:image-count="4" meta:object-count="0" meta:page-count="2" meta:paragraph-count="0" meta:word-count="0" meta:character-count="0" meta:non-whitespace-character-count="0"/>
    <meta:generator>LibreOffice/5.1.6.2$Linux_X86_64 LibreOffice_project/10m0$Build-2</meta:generator>
  </office:meta>
</office:document-meta>
</file>